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ac5ac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5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P6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e55b" style:text-blinking="false" fo:background-color="transparent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e848" officeooo:paragraph-rsid="0012e55b" style:text-blinking="false" fo:background-color="transparent"/>
    </style:style>
    <style:style style:name="P8" style:family="paragraph" style:parent-style-name="Table_20_Contents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bb77" officeooo:paragraph-rsid="0018bb77" style:text-blinking="false" fo:background-color="transparent" style:font-weight-asian="normal" style:font-weight-complex="normal"/>
    </style:style>
    <style:style style:name="P9" style:family="paragraph" style:parent-style-name="Table_20_Contents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794b" officeooo:paragraph-rsid="001a794b" style:text-blinking="false" fo:background-color="transparent" style:font-weight-asian="normal" style:font-weight-complex="normal"/>
    </style:style>
    <style:style style:name="P10" style:family="paragraph" style:parent-style-name="Table_20_Contents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069a" officeooo:paragraph-rsid="001c069a" style:text-blinking="false" fo:background-color="transparent" style:font-weight-asian="normal" style:font-weight-complex="normal"/>
    </style:style>
    <style:style style:name="T1" style:family="text">
      <style:text-properties officeooo:rsid="000ac5ac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12e55b" style:text-blinking="false" fo:background-color="transparent" loext:char-shading-value="0"/>
    </style:style>
    <style:style style:name="T4" style:family="text">
      <style:text-properties officeooo:rsid="0002472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ssion 2 - </text:span><text:span text:style-name="T2">Intro to </text:span><text:span text:style-name="T3">Fiji: interface, intensities</text:span></text:p>
      <text:p text:style-name="P2"/>
      <text:p text:style-name="P2"/>
      <text:p text:style-name="P2"/>
      <text:p text:style-name="P3">Learning Outcomes</text:p>
      <text:p text:style-name="P2"/>
      <text:list xml:id="list1425789294" text:style-name="L1">
        <text:list-item>
          <text:p text:style-name="P6">Use the search bar to find tools </text:p>
        </text:list-item>
        <text:list-item>
          <text:p text:style-name="P6">Recognise the “floating windows” paradigm used by Fiji and locate relevant information in different windows</text:p>
        </text:list-item>
        <text:list-item>
          <text:p text:style-name="P6">Employ basic tools: brightness and contrast, histograms</text:p>
        </text:list-item>
        <text:list-item>
          <text:p text:style-name="P6">Locate image information (properties / microscope..)</text:p>
        </text:list-item>
        <text:list-item>
          <text:p text:style-name="P7">Demonstrate the <text:span text:style-name="T4">usage of</text:span> update sites and legacy plugins</text:p>
        </text:list-item>
      </text:list>
      <text:p text:style-name="P4"/>
      <text:p text:style-name="P4"/>
      <text:p text:style-name="P5">Session summary</text:p>
      <text:p text:style-name="P5"/>
      <text:list xml:id="list3586295539" text:style-name="L2">
        <text:list-item>
          <text:p text:style-name="P8">Introduction to Fiji: what it is, windows, finding information (5 mins)</text:p>
        </text:list-item>
        <text:list-item>
          <text:p text:style-name="P9">Practical - Fiji basics: opening images, properties (10 minutes, time for troubleshooting any arising Fiji issues)</text:p>
        </text:list-item>
        <text:list-item>
          <text:p text:style-name="P10">Histogram, brightness and contrast (10 mins)</text:p>
        </text:list-item>
        <text:list-item>
          <text:p text:style-name="P10">Practical: brightness and contrast (5 mins)</text:p>
        </text:list-item>
        <text:list-item>
          <text:p text:style-name="P10">Update sites and legacy plugins (5 mins)</text:p>
        </text:list-item>
        <text:list-item>
          <text:p text:style-name="P10">Practical: installing plugins (5 min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6-10T12:15:33.819696612</dc:date>
    <meta:editing-duration>P1DT1H50M45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18" meta:character-count="745" meta:non-whitespace-character-count="651"/>
  </office:meta>
</office:document-meta>
</file>